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6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9.65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3.39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1.3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7.6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248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圖<text:span text:style-name="T1"> </text:span><text:span text:style-name="T2">書</text:span><text:span text:style-name="T3"> </text:span><text:span text:style-name="T2">請</text:span><text:span text:style-name="T3"> </text:span><text:span text:style-name="T2">購</text:span><text:span text:style-name="T3"> </text:span><text:span text:style-name="T2">清</text:span><text:span text:style-name="T3"> </text:span><text:span text:style-name="T2">單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/>
          <table:table-cell table:style-name="ce14" office:value-type="string" calcext:value-type="string" table:number-columns-spanned="5" table:number-rows-spanned="1">
            <text:p>　　年　　月　　日</text:p>
          </table:table-cell>
          <table:covered-table-cell table:number-columns-repeated="4" table:style-name="ce15"/>
          <table:table-cell/>
          <table:table-cell table:style-name="ce16" office:value-type="string" calcext:value-type="string">
            <text:p>頁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著<text:span text:style-name="T4"> </text:span><text:span text:style-name="T5">釋</text:span><text:span text:style-name="T6"> </text:span><text:span text:style-name="T5">者</text:span></text:p>
          </table:table-cell>
          <table:table-cell table:style-name="ce10" office:value-type="string" calcext:value-type="string">
            <text:p>書<text:span text:style-name="T4">             </text:span><text:span text:style-name="T5">名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處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年</text:span></text:p>
          </table:table-cell>
          <table:table-cell table:style-name="ce10" office:value-type="string" calcext:value-type="string">
            <text:p>冊<text:span text:style-name="T4">   </text:span><text:span text:style-name="T5">數</text:span></text:p>
          </table:table-cell>
          <table:table-cell table:style-name="ce10" office:value-type="string" calcext:value-type="string">
            <text:p>單<text:span text:style-name="T4">   </text:span><text:span text:style-name="T5">價</text:span></text:p>
          </table:table-cell>
          <table:table-cell table:style-name="ce10" office:value-type="string" calcext:value-type="string">
            <text:p>小計</text:p>
          </table:table-cell>
          <table:table-cell table:style-name="ce10" office:value-type="string" calcext:value-type="string">
            <text:p>申<text:span text:style-name="T4"> </text:span><text:span text:style-name="T5">請</text:span><text:span text:style-name="T6"> </text:span><text:span text:style-name="T5">單</text:span><text:span text:style-name="T6"> </text:span><text:span text:style-name="T5">位</text:span></text:p>
          </table:table-cell>
          <table:table-cell table:style-name="ce17" office:value-type="string" calcext:value-type="string">
            <text:p>備<text:span text:style-name="T4">   </text:span><text:span text:style-name="T5">註</text:span></text:p>
          </table:table-cell>
          <table:table-cell table:style-name="ce20" table:number-columns-repeated="1015"/>
        </table:table-row>
        <table:table-row table:style-name="ro4" table:number-rows-repeated="13">
          <table:table-cell table:style-name="ce4"/>
          <table:table-cell table:style-name="ce11" table:number-columns-repeated="7"/>
          <table:table-cell table:style-name="ce1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7"/>
          <table:table-cell table:style-name="ce19"/>
          <table:table-cell table:number-columns-repeated="1015"/>
        </table:table-row>
        <table:table-row table:style-name="ro5">
          <table:table-cell table:style-name="ce6" office:value-type="string" calcext:value-type="string">
            <text:p>主管：</text:p>
          </table:table-cell>
          <table:table-cell table:style-name="ce13" table:number-columns-repeated="3"/>
          <table:table-cell table:style-name="ce6" office:value-type="string" calcext:value-type="string">
            <text:p>經辦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>
            <text:p>註：<text:span text:style-name="T4">(1)</text:span><text:span text:style-name="T5">規格類免填</text:span><text:span text:style-name="T6">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2)<text:span text:style-name="T7">中‧英‧日文圖書須分別填寫，物共用一表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3)<text:span text:style-name="T7">企劃處圖書室備有圖書目錄，可資選擇之參考。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9" table:number-rows-spanned="1">
            <text:p>圖<text:span text:style-name="T1"> </text:span><text:span text:style-name="T2">書</text:span><text:span text:style-name="T3"> </text:span><text:span text:style-name="T2">請</text:span><text:span text:style-name="T3"> </text:span><text:span text:style-name="T2">購</text:span><text:span text:style-name="T3"> </text:span><text:span text:style-name="T2">清</text:span><text:span text:style-name="T3"> </text:span><text:span text:style-name="T2">單</text:span></text:p>
          </table:table-cell>
          <table:covered-table-cell table:number-columns-repeated="8" table:style-name="ce9"/>
          <table:table-cell table:number-columns-repeated="1015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/>
          <table:table-cell table:style-name="ce14" office:value-type="string" calcext:value-type="string" table:number-columns-spanned="5" table:number-rows-spanned="1">
            <text:p>　　年　　月　　日</text:p>
          </table:table-cell>
          <table:covered-table-cell table:number-columns-repeated="4" table:style-name="ce15"/>
          <table:table-cell/>
          <table:table-cell table:style-name="ce16" office:value-type="string" calcext:value-type="string">
            <text:p>頁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著<text:span text:style-name="T4"> </text:span><text:span text:style-name="T5">釋</text:span><text:span text:style-name="T6"> </text:span><text:span text:style-name="T5">者</text:span></text:p>
          </table:table-cell>
          <table:table-cell table:style-name="ce10" office:value-type="string" calcext:value-type="string">
            <text:p>書<text:span text:style-name="T4">             </text:span><text:span text:style-name="T5">名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處</text:span></text:p>
          </table:table-cell>
          <table:table-cell table:style-name="ce10" office:value-type="string" calcext:value-type="string">
            <text:p>出<text:span text:style-name="T4"> </text:span><text:span text:style-name="T5">版</text:span><text:span text:style-name="T6"> </text:span><text:span text:style-name="T5">年</text:span></text:p>
          </table:table-cell>
          <table:table-cell table:style-name="ce10" office:value-type="string" calcext:value-type="string">
            <text:p>冊<text:span text:style-name="T4">   </text:span><text:span text:style-name="T5">數</text:span></text:p>
          </table:table-cell>
          <table:table-cell table:style-name="ce10" office:value-type="string" calcext:value-type="string">
            <text:p>單<text:span text:style-name="T4">   </text:span><text:span text:style-name="T5">價</text:span></text:p>
          </table:table-cell>
          <table:table-cell table:style-name="ce10" office:value-type="string" calcext:value-type="string">
            <text:p>小計</text:p>
          </table:table-cell>
          <table:table-cell table:style-name="ce10" office:value-type="string" calcext:value-type="string">
            <text:p>申<text:span text:style-name="T4"> </text:span><text:span text:style-name="T5">請</text:span><text:span text:style-name="T6"> </text:span><text:span text:style-name="T5">單</text:span><text:span text:style-name="T6"> </text:span><text:span text:style-name="T5">位</text:span></text:p>
          </table:table-cell>
          <table:table-cell table:style-name="ce17" office:value-type="string" calcext:value-type="string">
            <text:p>備<text:span text:style-name="T4">   </text:span><text:span text:style-name="T5">註</text:span></text:p>
          </table:table-cell>
          <table:table-cell table:number-columns-repeated="1015"/>
        </table:table-row>
        <table:table-row table:style-name="ro4" table:number-rows-repeated="13">
          <table:table-cell table:style-name="ce4"/>
          <table:table-cell table:style-name="ce11" table:number-columns-repeated="7"/>
          <table:table-cell table:style-name="ce18"/>
          <table:table-cell table:number-columns-repeated="1015"/>
        </table:table-row>
        <table:table-row table:style-name="ro4">
          <table:table-cell table:style-name="ce5"/>
          <table:table-cell table:style-name="ce12" table:number-columns-repeated="7"/>
          <table:table-cell table:style-name="ce19"/>
          <table:table-cell table:number-columns-repeated="1015"/>
        </table:table-row>
        <table:table-row table:style-name="ro5">
          <table:table-cell table:style-name="ce6" office:value-type="string" calcext:value-type="string">
            <text:p>主管：</text:p>
          </table:table-cell>
          <table:table-cell table:style-name="ce13" table:number-columns-repeated="3"/>
          <table:table-cell table:style-name="ce6" office:value-type="string" calcext:value-type="string">
            <text:p>經辦</text:p>
          </table:table-cell>
          <table:table-cell table:style-name="ce13"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>
            <text:p>註：<text:span text:style-name="T4">(1)</text:span><text:span text:style-name="T5">規格類免填</text:span><text:span text:style-name="T6">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2)<text:span text:style-name="T7">中‧英‧日文圖書須分別填寫，物共用一表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(3)<text:span text:style-name="T7">企劃處圖書室備有圖書目錄，可資選擇之參考。</text:span></text:p>
          </table:table-cell>
          <table:table-cell table:number-columns-repeated="1023"/>
        </table:table-row>
        <table:table-row table:style-name="ro6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20:19:45.30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18:20</meta:creation-date>
    <dc:date>2016-06-07T20:23:02.431000000</dc:date>
    <meta:print-date>2004-04-13T10:21:59</meta:print-date>
    <meta:generator>LibreOffice/5.1.1.3$Windows_x86 LibreOffice_project/89f508ef3ecebd2cfb8e1def0f0ba9a803b88a6d</meta:generator>
    <meta:editing-duration>PT3M17S</meta:editing-duration>
    <meta:editing-cycles>1</meta:editing-cycles>
    <meta:document-statistic meta:table-count="1" meta:cell-count="36" meta:object-count="0"/>
  </office:meta>
</office:document-meta>
</file>